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pr1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lyt-rededges-notes">
      <style:graphic-properties draw:stroke="none" draw:fill="none" draw:fill-color="#ffffff" draw:auto-grow-height="true" fo:min-height="11.43cm" draw:shadow="hidden"/>
    </style:style>
    <style:style style:name="pr3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lyt-rededges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lyt-rededges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1.80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lyt-rededges-title">
      <style:graphic-properties draw:stroke="none" draw:fill="none" draw:fill-color="#ffffff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lyt-rededges-outline1">
      <style:graphic-properties draw:stroke="none" draw:fill="none" draw:fill-color="#ffffff" draw:textarea-horizontal-align="justify" draw:textarea-vertical-align="top" draw:auto-grow-height="true" draw:auto-grow-width="false" fo:min-height="11.3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lyt-rededges-subtitle">
      <style:graphic-properties draw:stroke="none" draw:fill="none" draw:fill-color="#ffffff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lyt-rededges-subtitle">
      <style:graphic-properties draw:stroke="none" draw:fill="solid" draw:fill-color="#ffffff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lyt-rededges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lyt-rededges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lyt-rededges-subtitle">
      <style:graphic-properties draw:stroke="none" draw:fill="none" draw:fill-color="#ffffff" draw:textarea-horizontal-align="justify" draw:textarea-vertical-align="top" draw:auto-grow-height="true" draw:auto-grow-width="false" fo:min-height="12.07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0%" fo:text-indent="0cm"/>
      <style:text-properties fo:color="#b80047"/>
    </style:style>
    <style:style style:name="P2" style:family="paragraph">
      <style:paragraph-properties fo:margin-left="0cm" fo:margin-right="0cm" fo:line-height="100%" fo:text-indent="0cm" style:writing-mode="lr-tb"/>
      <style:text-properties fo:color="#b80047"/>
    </style:style>
    <style:style style:name="P3" style:family="paragraph">
      <style:paragraph-properties fo:margin-left="0.952cm" fo:margin-right="0cm" fo:margin-top="0.176cm" fo:margin-bottom="0cm" fo:line-height="100%" fo:text-indent="-0.952cm" style:punctuation-wrap="simple" style:line-break="normal"/>
    </style:style>
    <style:style style:name="P4" style:family="paragraph">
      <style:paragraph-properties fo:margin-left="0.952cm" fo:margin-right="0cm" fo:margin-top="0.176cm" fo:margin-bottom="0cm" fo:line-height="100%" fo:text-align="start" fo:text-indent="-0.952cm" style:punctuation-wrap="simple" style:line-break="normal"/>
    </style:style>
    <style:style style:name="P5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6" style:family="paragraph">
      <style:paragraph-properties fo:margin-left="0.952cm" fo:margin-right="0cm" fo:margin-top="0.176cm" fo:margin-bottom="0cm" fo:line-height="100%" fo:text-indent="-0.952cm" style:punctuation-wrap="simple" style:line-break="normal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simple" style:line-break="normal" style:writing-mode="lr-tb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11" style:family="paragraph">
      <style:paragraph-properties fo:margin-left="0.952cm" fo:margin-right="0cm" fo:margin-top="0.176cm" fo:margin-bottom="0cm" fo:text-indent="-0.952cm" style:punctuation-wrap="simple" style:line-break="normal"/>
    </style:style>
    <style:style style:name="P12" style:family="paragraph">
      <style:paragraph-properties fo:margin-left="0.952cm" fo:margin-right="0cm" fo:margin-top="0.282cm" fo:margin-bottom="0cm" fo:line-height="100%" fo:text-indent="-0.952cm" style:punctuation-wrap="simple" style:line-break="normal" style:writing-mode="lr-tb"/>
    </style:style>
    <style:style style:name="P13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14" style:family="paragraph">
      <style:paragraph-properties fo:margin-left="0cm" fo:margin-right="0cm" fo:margin-top="0.176cm" fo:margin-bottom="0cm" fo:line-height="100%" fo:text-indent="0cm" style:punctuation-wrap="simple" style:line-break="normal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.952cm" fo:margin-right="0cm" fo:margin-top="0.176cm" fo:margin-bottom="0.176cm" fo:line-height="100%" fo:text-indent="-0.952cm" style:punctuation-wrap="simple" style:line-break="normal"/>
    </style:style>
    <style:style style:name="P18" style:family="paragraph">
      <style:paragraph-properties fo:margin-left="0cm" fo:margin-right="0cm" fo:margin-top="0.176cm" fo:margin-bottom="0.176cm" fo:line-height="100%" fo:text-align="start" fo:text-indent="0cm" style:punctuation-wrap="simple" style:line-break="normal" style:writing-mode="lr-tb"/>
    </style:style>
    <style:style style:name="P19" style:family="paragraph">
      <style:paragraph-properties fo:margin-left="0.952cm" fo:margin-right="0cm" fo:margin-top="0.141cm" fo:margin-bottom="0cm" fo:line-height="100%" fo:text-indent="-0.952cm" style:punctuation-wrap="simple" style:line-break="normal" style:writing-mode="lr-tb"/>
    </style:style>
    <style:style style:name="P20" style:family="paragraph">
      <style:paragraph-properties fo:margin-left="0.952cm" fo:margin-right="0cm" fo:margin-top="0.282cm" fo:margin-bottom="0cm" fo:line-height="100%" fo:text-indent="-0.952cm" style:punctuation-wrap="simple" style:line-break="normal"/>
    </style:style>
    <style:style style:name="P21" style:family="paragraph"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/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</style:style>
    <style:style style:name="T1" style:family="text">
      <style:text-properties fo:font-family="Tahoma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Tahoma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000000" style:text-line-through-style="none" style:text-position="0% 100%" fo:font-family="Tahoma" style:font-family-generic="swiss" style:font-pitch="variable" fo:font-size="24pt" fo:language="en" fo:country="US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6" style:family="text">
      <style:text-properties fo:font-family="Tahoma" style:font-family-generic="swiss" style:font-pitch="variable" fo:font-size="20pt" fo:language="en" fo:country="US" style:font-size-asian="20pt" style:font-size-complex="20pt"/>
    </style:style>
    <style:style style:name="T7" style:family="text">
      <style:text-properties fo:color="#000000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000000" fo:font-family="'Arial Black'" style:font-family-generic="swiss" style:font-pitch="variable" fo:font-size="20pt" fo:language="en" fo:country="US" style:font-size-asian="20pt" style:font-size-complex="20pt"/>
    </style:style>
    <style:style style:name="T10" style:family="text">
      <style:text-properties fo:color="#000000" fo:font-size="16pt" fo:language="en" fo:country="US" style:font-size-asian="16pt" style:font-size-complex="16pt"/>
    </style:style>
    <style:style style:name="T11" style:family="text">
      <style:text-properties fo:color="#000000" fo:font-size="20pt" fo:language="en" fo:country="US" style:font-size-asian="20pt" style:font-size-complex="20pt"/>
    </style:style>
    <style:style style:name="T12" style:family="text">
      <style:text-properties fo:color="#000000" fo:font-family="'Arial Black'" style:font-family-generic="swiss" style:font-pitch="variable" fo:font-size="16pt" fo:language="en" fo:country="US" style:font-size-asian="16pt" style:font-size-complex="16pt"/>
    </style:style>
    <style:style style:name="T13" style:family="text">
      <style:text-properties fo:color="#000000" style:text-position="0% 100%" fo:font-family="Tahoma" style:font-family-generic="swiss" style:font-pitch="variable" fo:font-size="24pt" fo:language="en" fo:country="US" style:font-size-asian="24pt" style:font-size-complex="24pt"/>
    </style:style>
    <style:style style:name="T14" style:family="text">
      <style:text-properties fo:color="#2323dc" fo:font-size="20pt" fo:language="en" fo:country="US" style:font-size-asian="20pt" style:font-size-complex="20pt"/>
    </style:style>
    <style:style style:name="T15" style:family="text">
      <style:text-properties fo:color="#2323dc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color="#2300dc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8" style:family="text">
      <style:text-properties fo:font-family="Tahoma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9" style:family="text">
      <style:text-properties fo:font-size="16pt" fo:language="en" fo:country="US" style:font-size-asian="16pt" style:font-size-complex="16pt"/>
    </style:style>
    <style:style style:name="T20" style:family="text">
      <style:text-properties fo:color="#000000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bold" style:font-family-asian="'MS Gothic'" style:font-pitch-asian="variable" style:font-size-asian="16pt" style:font-style-asian="normal" style:font-weight-asian="bold" style:font-family-complex="'MS Gothic'" style:font-pitch-complex="variable" style:font-size-complex="16pt" style:font-style-complex="normal" style:font-weight-complex="bold" style:font-relief="none"/>
    </style:style>
    <style:style style:name="T21" style:family="text">
      <style:text-properties fo:color="#000000" style:text-line-through-style="none" style:text-position="0% 100%" fo:font-family="Tahoma" style:font-family-generic="swiss" style:font-pitch="variable" fo:font-size="16pt" fo:language="en" fo:country="US" fo:font-style="italic" fo:text-shadow="none" style:text-underline-style="none" fo:font-weight="normal" style:font-family-asian="'MS Gothic'" style:font-pitch-asian="variable" style:font-size-asian="16pt" style:font-style-asian="italic" style:font-weight-asian="normal" style:font-family-complex="'MS Gothic'" style:font-pitch-complex="variable" style:font-size-complex="16pt" style:font-style-complex="italic" style:font-weight-complex="normal" style:font-relief="none"/>
    </style:style>
    <style:style style:name="T22" style:family="text">
      <style:text-properties fo:color="#000000" style:text-position="0% 100%" fo:font-family="Tahoma" style:font-family-generic="swiss" style:font-pitch="variable" fo:font-size="16pt" fo:language="en" fo:country="US" style:font-size-asian="16pt" style:font-size-complex="16pt"/>
    </style:style>
    <style:style style:name="T23" style:family="text">
      <style:text-properties fo:language="en" fo:country="US"/>
    </style:style>
    <style:style style:name="T24" style:family="text">
      <style:text-properties fo:font-family="Tahoma" style:font-family-generic="swiss" style:font-pitch="variable" fo:font-size="24pt" fo:language="en" fo:country="US" style:font-size-asian="24pt" style:font-size-complex="24pt"/>
    </style:style>
    <style:style style:name="T25" style:family="text">
      <style:text-properties fo:color="#800080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color="#314004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7" style:family="text">
      <style:text-properties fo:color="#008080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8" style:family="text">
      <style:text-properties fo:color="#280099"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">
        <style:list-level-properties text:space-before="2.54cm"/>
        <style:text-properties fo:font-family="Symbol" style:font-family-generic="roman" style:font-pitch="variable" style:font-charset="x-symbol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">
        <style:list-level-properties text:min-label-width="0.948cm"/>
        <style:text-properties fo:font-family="'Monotype Sorts'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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">
        <style:list-level-properties/>
        <style:text-properties fo:font-family="'Monotype Sorts'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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">
        <style:list-level-properties text:space-before="3.81cm"/>
        <style:text-properties fo:font-family="Symbol" style:font-family-generic="roman" style:font-pitch="variable" style:font-charset="x-symbol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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">
        <style:list-level-properties/>
        <style:text-properties fo:font-family="Symbol" style:font-family-generic="roman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2" draw:layer="layout" svg:width="21.449cm" svg:height="3.176cm" svg:x="2.539cm" svg:y="1.903cm" presentation:class="title" presentation:user-transformed="true">
          <draw:text-box>
            <text:p text:style-name="P1"><text:span text:style-name="T1">Database Security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0">
        <office:forms form:automatic-focus="false" form:apply-design-mode="false"/>
        <draw:frame presentation:style-name="pr3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What is database security?</text:span></text:p>
          </draw:text-box>
        </draw:frame>
        <draw:frame presentation:style-name="pr4" draw:text-style-name="P6" draw:layer="layout" svg:width="22.225cm" svg:height="11.431cm" svg:x="2.327cm" svg:y="6.349cm" presentation:class="subtitle" presentation:user-transformed="true">
          <draw:text-box>
            <text:p text:style-name="P3"><text:span text:style-name="T3">Database security</text:span><text:span text:style-name="T4"> – </text:span><text:span text:style-name="T3">The mechanisms that protect the database against intentional or accidental threats.</text:span></text:p>
            <text:p text:style-name="P3"><text:span text:style-name="T4"/></text:p>
            <text:p text:style-name="P4"><text:span text:style-name="T3"><text:tab/></text:span><text:span text:style-name="T3">Major areas of loss:</text:span></text:p>
            <text:p text:style-name="P3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theft and fraud</text:span></text:p>
                      </text:list-item>
                      <text:list-item>
                        <text:p text:style-name="P5"><text:span text:style-name="T5">loss of confidentiality</text:span></text:p>
                      </text:list-item>
                      <text:list-item>
                        <text:p text:style-name="P5"><text:span text:style-name="T5">loss of privacy</text:span></text:p>
                      </text:list-item>
                      <text:list-item>
                        <text:p text:style-name="P5"><text:span text:style-name="T5">loss of integrity</text:span></text:p>
                      </text:list-item>
                      <text:list-item>
                        <text:p text:style-name="P5"><text:span text:style-name="T5">loss of availabil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0">
        <draw:frame presentation:style-name="pr5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Threats</text:span></text:p>
          </draw:text-box>
        </draw:frame>
        <draw:frame presentation:style-name="pr6" draw:text-style-name="P6" draw:layer="layout" svg:width="23.495cm" svg:height="12.065cm" svg:x="1.905cm" svg:y="6.35cm" presentation:class="subtitle" presentation:user-transformed="true">
          <draw:text-box>
            <text:p text:style-name="P3"><text:span text:style-name="T3">Threat – Any situation or event, whether intentional or accidental, that may adversely affect a system and consequently the organization.</text:span></text:p>
            <text:p text:style-name="P3"><text:span text:style-name="T6"/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Using another person’s means of access</text:span></text:p>
                      </text:list-item>
                      <text:list-item>
                        <text:p text:style-name="P8"><text:span text:style-name="T7">Illegal entry by hacker</text:span></text:p>
                      </text:list-item>
                      <text:list-item>
                        <text:p text:style-name="P8"><text:span text:style-name="T7">Creating “trapdoor” into system</text:span></text:p>
                      </text:list-item>
                      <text:list-item>
                        <text:p text:style-name="P8"><text:span text:style-name="T7">Theft of data, programs, and equipment</text:span></text:p>
                      </text:list-item>
                      <text:list-item>
                        <text:p text:style-name="P8"><text:span text:style-name="T7">Staff shortages or strikes</text:span></text:p>
                      </text:list-item>
                      <text:list-item>
                        <text:p text:style-name="P8"><text:span text:style-name="T7">Inadequate staff training</text:span></text:p>
                      </text:list-item>
                      <text:list-item>
                        <text:p text:style-name="P8"><text:span text:style-name="T7">Viewing and disclosing unauthorized data</text:span></text:p>
                      </text:list-item>
                      <text:list-item>
                        <text:p text:style-name="P8"><text:span text:style-name="T7">Data corruption owning to power loss or surge</text:span></text:p>
                      </text:list-item>
                      <text:list-item>
                        <text:p text:style-name="P8"><text:span text:style-name="T7">Physical damage to equipment</text:span></text:p>
                      </text:list-item>
                      <text:list-item>
                        <text:p text:style-name="P8"><text:span text:style-name="T7">Introduction of viru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3">
        <draw:frame presentation:style-name="pr7" draw:text-style-name="P7" draw:layer="layout" svg:width="21.59cm" svg:height="3.176cm" svg:x="1.129cm" svg:y="0.633cm" presentation:class="title" presentation:user-transformed="true">
          <draw:text-box>
            <text:p text:style-name="P9"><text:span text:style-name="T2">Potential threats to computer system</text:span></text:p>
          </draw:text-box>
        </draw:frame>
        <draw:frame presentation:style-name="pr8" draw:text-style-name="P7" draw:layer="layout" svg:width="11.135cm" svg:height="11.59cm" svg:x="1.269cm" svg:y="5.238cm" presentation:class="outline" presentation:user-transformed="true">
          <draw:text-box>
            <text:list text:style-name="L4">
              <text:list-item>
                <text:p text:style-name="P10"><text:span text:style-name="T8">DBMS and Application Software</text:span><text:span text:style-name="T9"> - </text:span><text:span text:style-name="T10">Failure of security mechanisms giving greater access; Program alteration; Theft of programs.</text:span></text:p>
              </text:list-item>
              <text:list-item>
                <text:p text:style-name="P10"><text:span text:style-name="T8">Communication networks</text:span><text:span text:style-name="T11"> -</text:span><text:span text:style-name="T9"> </text:span><text:span text:style-name="T10">Wire tapping; Breaking of cables; Electronic interference and radiation.</text:span></text:p>
              </text:list-item>
              <text:list-item>
                <text:p text:style-name="P10"><text:span text:style-name="T8">Data/Database Administrator -</text:span><text:span text:style-name="T9"> </text:span><text:span text:style-name="T10">Inadequate security policies and procedures.</text:span></text:p>
              </text:list-item>
              <text:list-item>
                <text:p text:style-name="P10"><text:span text:style-name="T8">Hardware - </text:span><text:span text:style-name="T10">fire/flood/bombs; Data corruption due to power loss; Theft of equipment;</text:span></text:p>
              </text:list-item>
            </text:list>
          </draw:text-box>
        </draw:frame>
        <draw:frame presentation:style-name="pr8" draw:text-style-name="P7" draw:layer="layout" svg:width="11.135cm" svg:height="11.59cm" svg:x="12.853cm" svg:y="5.238cm" presentation:class="outline" presentation:user-transformed="true">
          <draw:text-box>
            <text:list text:style-name="L4">
              <text:list-item>
                <text:p text:style-name="P10"><text:span text:style-name="T8">Database -</text:span><text:span text:style-name="T12"> </text:span><text:span text:style-name="T10">Unauthorized amendment or copying of data; Theft of data; Data corruption due to power loss.</text:span></text:p>
              </text:list-item>
              <text:list-item>
                <text:p text:style-name="P10"><text:span text:style-name="T8">Users</text:span><text:span text:style-name="T9"> -</text:span><text:span text:style-name="T12"> </text:span><text:span text:style-name="T10">Using another person’s means of access; Viewing and disclosing unauthorized data; Inadequate Staff training; Introduction of viruses.</text:span></text:p>
              </text:list-item>
              <text:list-item>
                <text:p text:style-name="P10"><text:span text:style-name="T8">Programmers/Operators</text:span><text:span text:style-name="T9"> - </text:span><text:span text:style-name="T10">Creating trapdoors; Program alteration; Inadequate security policies; Staff shortage or strikes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0">
        <draw:frame presentation:style-name="pr9" draw:text-style-name="P2" draw:layer="layout" svg:width="22.437cm" svg:height="2.118cm" svg:x="2.539cm" svg:y="1.903cm" presentation:class="title" presentation:user-transformed="true">
          <draw:text-box>
            <text:p text:style-name="P1"><text:span text:style-name="T2">Countermeasures – Computer-Based Control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11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Authorization and Authentication</text:span></text:p>
                      </text:list-item>
                      <text:list-item>
                        <text:p text:style-name="P5"><text:span text:style-name="T5">Views</text:span></text:p>
                      </text:list-item>
                      <text:list-item>
                        <text:p text:style-name="P5"><text:span text:style-name="T5">Backup and Recovery</text:span></text:p>
                      </text:list-item>
                      <text:list-item>
                        <text:p text:style-name="P5"><text:span text:style-name="T5">Integrity</text:span></text:p>
                      </text:list-item>
                      <text:list-item>
                        <text:p text:style-name="P5"><text:span text:style-name="T5">Encryption</text:span></text:p>
                      </text:list-item>
                      <text:list-item>
                        <text:p text:style-name="P5"><text:span text:style-name="T5">RAID technology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3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0">
        <draw:frame presentation:style-name="pr11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Authorization and Authentication</text:span></text:p>
          </draw:text-box>
        </draw:frame>
        <draw:frame presentation:style-name="pr10" draw:text-style-name="P7" draw:layer="layout" svg:width="22.225cm" svg:height="12.066cm" svg:x="1.905cm" svg:y="6.35cm" presentation:class="subtitle" presentation:user-transformed="true">
          <draw:text-box>
            <text:list text:style-name="L6">
              <text:list-item>
                <text:p text:style-name="P13"><text:span text:style-name="T14"><text:s/></text:span><text:span text:style-name="T15">Authorization – </text:span><text:span text:style-name="T3">The granting of a right or privilege that enables a subject to have legitimate access to a system or a system’s objects.</text:span></text:p>
              </text:list-item>
            </text:list>
            <text:p text:style-name="P14"><text:span text:style-name="T3"/></text:p>
            <text:list text:continue-numbering="true" text:style-name="L6">
              <text:list-item>
                <text:p text:style-name="P14"><text:span text:style-name="T16"><text:s/></text:span><text:span text:style-name="T16">Authentication – </text:span><text:span text:style-name="T3">A mechanism that determines whether a user is who he/she claims to be.</text:span></text:p>
              </text:list-item>
            </text:list>
            <text:p text:style-name="P14"><text:span text:style-name="T3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0">
        <draw:frame presentation:style-name="pr12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View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16">View -</text:span><text:span text:style-name="T3"> A view is the dynamic result of one or more relational operations operating on the base relations to produce another relation. A view is a virtual relation that does not actually exist in the database, but is produced upon request by a particular user, at the time of request.</text:span></text:p>
            <text:p text:style-name="P3"><text:span text:style-name="T3"/></text:p>
            <text:p text:style-name="P3"><text:span text:style-name="T3">The view mechanism provides a powerful and flexible security mechanism by hiding parts of the database from certain users.</text:span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0">
        <draw:frame presentation:style-name="pr13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Backup and Recovery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16">Backup - </text:span><text:span text:style-name="T3">The process of periodically taking a copy of the database and log file on to offline storage media.</text:span></text:p>
            <text:p text:style-name="P3"><text:span text:style-name="T3"/></text:p>
            <text:p text:style-name="P3"><text:span text:style-name="T16">Journaling -</text:span><text:span text:style-name="T3"> The process of keeping and maintaining a log file (or journal) of all changes made to the database to enable recovery to be undertaken effectively in the event of a failure.</text:span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0">
        <draw:frame presentation:style-name="pr14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Encryption</text:span></text:p>
          </draw:text-box>
        </draw:frame>
        <draw:frame presentation:style-name="pr15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16">Encryption -</text:span><text:span text:style-name="T3"> The encoding of the data by a special algorithm that renders the data unreadable by any program without the decryption key.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3">Symmetric encryption - DES, IDEA, RC4, BlowFish, AES.</text:span></text:p>
            <text:p text:style-name="P3"><text:span text:style-name="T3">Asymmetric encryption - RSA, Diffie-Helman.</text:span></text:p>
          </draw:text-box>
        </draw:frame>
        <draw:custom-shape draw:style-name="gr2" draw:text-style-name="P7" draw:layer="layout" svg:width="5.08cm" svg:height="2.328cm" svg:x="3.175cm" svg:y="10.16cm">
          <text:p text:style-name="P15"><text:span text:style-name="T17">Plain-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868cm" svg:height="2.328cm" svg:x="11.642cm" svg:y="10.16cm">
          <text:p text:style-name="P15"><text:span text:style-name="T17">Algorithm and</text:span></text:p>
          <text:p text:style-name="P15"><text:span text:style-name="T17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657cm" svg:height="2.328cm" svg:x="19.473cm" svg:y="10.16cm">
          <text:p text:style-name="P15"><text:span text:style-name="T17">Encrypted</text:span></text:p>
          <text:p text:style-name="P15"><text:span text:style-name="T17">data</text:span></text:p>
          <draw:enhanced-geometry svg:viewBox="0 0 21600 21600" draw:type="rectangle" draw:enhanced-path="M 0 0 L 21600 0 21600 21600 0 21600 0 0 Z N"/>
        </draw:custom-shape>
        <draw:line draw:style-name="gr3" draw:text-style-name="P16" draw:layer="layout" svg:x1="8.255cm" svg:y1="11.43cm" svg:x2="11.642cm" svg:y2="11.434cm">
          <text:p/>
        </draw:line>
        <draw:line draw:style-name="gr3" draw:text-style-name="P16" draw:layer="layout" svg:x1="16.51cm" svg:y1="11.43cm" svg:x2="19.473cm" svg:y2="11.434cm">
          <text:p/>
        </draw:lin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1T0">
        <draw:frame presentation:style-name="pr16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RAID - Redundant Array of Independent Disks</text:span></text:p>
          </draw:text-box>
        </draw:frame>
        <draw:frame presentation:style-name="pr10" draw:text-style-name="P7" draw:layer="layout" svg:width="22.225cm" svg:height="12.478cm" svg:x="2.327cm" svg:y="6.349cm" presentation:class="subtitle" presentation:user-transformed="true">
          <draw:text-box>
            <text:p text:style-name="P17"><text:span text:style-name="T18">RAID is a category of disk drives that employ two or more drives in combination for fault tolerance and performance. RAID disk drives are used frequently on servers running the databases.</text:span><text:span text:style-name="T19"> </text:span>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20">There are about six levels</text:span></text:p>
                          </text:list-item>
                          <text:list-item>
                            <text:p text:style-name="P18"><text:span text:style-name="T20">Level 0:</text:span><text:span text:style-name="T7"> Provides </text:span><text:span text:style-name="T21">data striping</text:span><text:span text:style-name="T7"> (spreading out blocks of each file across multiple disks) but no redundancy. This improves performance but does not deliver fault tolerance. </text:span></text:p>
                          </text:list-item>
                          <text:list-item>
                            <text:p text:style-name="P18"><text:span text:style-name="T20">Level 1:</text:span><text:span text:style-name="T7"> Provides disk mirroring. </text:span></text:p>
                          </text:list-item>
                          <text:list-item>
                            <text:p text:style-name="P18"><text:span text:style-name="T20">Level 3:</text:span><text:span text:style-name="T7"> Same as Level 0, but also reserves one dedicated disk for error correction data. It provides good performance and some level of fault tolerance. </text:span></text:p>
                          </text:list-item>
                          <text:list-item>
                            <text:p text:style-name="P18"><text:span text:style-name="T20">Level 5:</text:span><text:span text:style-name="T7"> Provides data striping at the byte level and also stripe error correction information. This results in excellent performance and good fault tolerance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22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1T0">
        <draw:frame presentation:style-name="pr17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Microsoft Access and Oracle DBM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3">Microsoft Access:</text:span></text:p>
            <text:p text:style-name="P3"><text:span text:style-name="T3">System level security - password.</text:span></text:p>
            <text:p text:style-name="P3"><text:span text:style-name="T3">User-level security - identification as a member of groups (Administrators and Users), permissions are granted (Open/Run, Read, Update, Delete, etc).</text:span></text:p>
            <text:p text:style-name="P3"><text:span text:style-name="T3"/></text:p>
            <text:p text:style-name="P3"><text:span text:style-name="T3">Oracle DBMS:</text:span></text:p>
            <text:p text:style-name="P3"><text:span text:style-name="T3">System level security - name, password.</text:span></text:p>
            <text:p text:style-name="P3"><text:span text:style-name="T3">User-level security is based on a privilege, i.e a right to execute a particular type of SQL statements or to access another user’s object. System privileges and </text:span></text:p>
            <text:p text:style-name="P3"><text:span text:style-name="T3">object privileges. </text:span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0">
        <draw:frame presentation:style-name="pr18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DBMSs and Web Security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11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Proxy servers</text:span></text:p>
                      </text:list-item>
                      <text:list-item>
                        <text:p text:style-name="P5"><text:span text:style-name="T5">Firewalls</text:span></text:p>
                      </text:list-item>
                      <text:list-item>
                        <text:p text:style-name="P5"><text:span text:style-name="T5">Message Digest Algorithms and Digital Signature</text:span></text:p>
                      </text:list-item>
                      <text:list-item>
                        <text:p text:style-name="P5"><text:span text:style-name="T5">Digital Certificates</text:span></text:p>
                      </text:list-item>
                      <text:list-item>
                        <text:p text:style-name="P5"><text:span text:style-name="T5">SSL and S-HTTP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3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0">
        <draw:frame presentation:style-name="pr19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Proxy server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3">Proxy servers is a computer that sits between a Web browser and a Web servers. It intercepts all requests for web pages and saves them locally for some time. Proxy server provides improvement in performance and filters requests.</text:span></text:p>
            <text:p text:style-name="P3"><text:span text:style-name="T4"/></text:p>
            <text:p text:style-name="P3"><text:span text:style-name="T4"/></text:p>
          </draw:text-box>
        </draw:frame>
        <draw:custom-shape draw:style-name="gr2" draw:text-style-name="P7" draw:id="id1" draw:layer="layout" svg:width="5.292cm" svg:height="1.905cm" svg:x="2.963cm" svg:y="11.853cm">
          <text:p text:style-name="P15"><text:span text:style-name="T23">Computer 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3" draw:layer="layout" svg:width="5.292cm" svg:height="1.905cm" svg:x="2.963cm" svg:y="15.028cm">
          <text:p text:style-name="P15"><text:span text:style-name="T23">Computer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2" draw:layer="layout" svg:width="4.656cm" svg:height="2.117cm" svg:x="11.007cm" svg:y="13.335cm">
          <text:p text:style-name="P15"><text:span text:style-name="T23">Proxy-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4" draw:layer="layout" svg:width="7.408cm" svg:height="4.657cm" svg:x="17.145cm" svg:y="11.853cm">
          <text:p text:style-name="P15"><text:span text:style-name="T23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8.255cm" svg:y1="12.805cm" svg:x2="11.012cm" svg:y2="14.393cm" draw:start-shape="id1" draw:start-glue-point="1" draw:end-shape="id2" draw:end-glue-point="3" svg:d="m8255 12805 2757 1588">
          <text:p/>
        </draw:connector>
        <draw:connector draw:style-name="gr4" draw:text-style-name="P16" draw:layer="layout" draw:type="line" svg:x1="8.255cm" svg:y1="15.981cm" svg:x2="11.012cm" svg:y2="14.392cm" draw:start-shape="id3" draw:start-glue-point="1" draw:end-shape="id2" draw:end-glue-point="3" svg:d="m8255 15981 2757-1589">
          <text:p/>
        </draw:connector>
        <draw:connector draw:style-name="gr4" draw:text-style-name="P16" draw:layer="layout" draw:type="line" svg:x1="15.662cm" svg:y1="14.392cm" svg:x2="18.234cm" svg:y2="15.826cm" draw:start-shape="id2" draw:start-glue-point="1" draw:end-shape="id4" draw:end-glue-point="7" svg:d="m15662 14392 2572 1434">
          <text:p/>
        </draw:connector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0">
        <draw:frame presentation:style-name="pr20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Firewall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3"><text:span text:style-name="T3">Firewall - is a system that prevents unauthorized access to or from private network. Implemented in software, hardware or both.</text:span></text:p>
            <text:p text:style-name="P20"><text:span text:style-name="T23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Packet filter</text:span></text:p>
                      </text:list-item>
                      <text:list-item>
                        <text:p text:style-name="P5"><text:span text:style-name="T5">Application gateway</text:span></text:p>
                      </text:list-item>
                      <text:list-item>
                        <text:p text:style-name="P5"><text:span text:style-name="T5">Circuit-level gateway (TCP, UDP protocols)</text:span></text:p>
                      </text:list-item>
                      <text:list-item>
                        <text:p text:style-name="P5"><text:span text:style-name="T5">Proxy serv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3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1T0">
        <draw:frame presentation:style-name="pr21" draw:text-style-name="P2" draw:layer="layout" svg:width="21.449cm" svg:height="2.293cm" svg:x="2.539cm" svg:y="1.728cm" presentation:class="title" presentation:user-transformed="true">
          <draw:text-box>
            <text:p text:style-name="P1"><text:span text:style-name="T24">Message Digest Algorithms and Digital Signatures</text:span></text:p>
          </draw:text-box>
        </draw:frame>
        <draw:frame presentation:style-name="pr22" draw:text-style-name="P21" draw:layer="layout" svg:width="22.225cm" svg:height="12.066cm" svg:x="2.327cm" svg:y="6.349cm" presentation:class="subtitle" presentation:user-transformed="true">
          <draw:text-box>
            <text:p text:style-name="P4"><text:span text:style-name="T25">Message digest algorithm is the one-way hash function that produces a fixed-length string (hash) from an arbitrary-sized message. It’s computationally infeasible that there is another message with the same digest, the digest does not reveal anything about the message.</text:span></text:p>
            <text:p text:style-name="P4"><text:span text:style-name="T3"/></text:p>
            <text:p text:style-name="P4"><text:span text:style-name="T26">Digital signature consist of two parts: a string of bits that is computed from the message and the private key of organization. Digital signature is used to verify that the message comes from this organization.</text:span><text:span text:style-name="T4"> </text:span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1T0">
        <draw:frame presentation:style-name="pr23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Digital Certificates</text:span></text:p>
          </draw:text-box>
        </draw:frame>
        <draw:frame presentation:style-name="pr10" draw:text-style-name="P7" draw:layer="layout" svg:width="22.225cm" svg:height="12.066cm" svg:x="2.327cm" svg:y="6.349cm" presentation:class="subtitle" presentation:user-transformed="true">
          <draw:text-box>
            <text:p text:style-name="P4"><text:span text:style-name="T3">Digital Certificate is an attachment to an electronic message used for security purposes, most commonly to verify that a user sending a message is who he/she claims to be, and provide the receiver with the means to encrypt a reply.</text:span></text:p>
            <text:p text:style-name="P3"><text:span text:style-name="T3"/></text:p>
            <text:p text:style-name="P3"><text:span text:style-name="T3">Protocol - X.509.</text:span></text:p>
            <text:p text:style-name="P3"><text:span text:style-name="T3"/></text:p>
            <text:p text:style-name="P3"><text:span text:style-name="T3">Digital Certificate Authorities - VeriSign, Thwate.</text:span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1T0">
        <draw:frame presentation:style-name="pr24" draw:text-style-name="P2" draw:layer="layout" svg:width="21.449cm" svg:height="2.118cm" svg:x="2.539cm" svg:y="1.903cm" presentation:class="title" presentation:user-transformed="true">
          <draw:text-box>
            <text:p text:style-name="P1"><text:span text:style-name="T2">Secure Sockets Layer and Secure HTTP</text:span></text:p>
          </draw:text-box>
        </draw:frame>
        <draw:frame presentation:style-name="pr25" draw:text-style-name="P7" draw:layer="layout" svg:width="22.225cm" svg:height="13.527cm" svg:x="2.327cm" svg:y="6.35cm" presentation:class="subtitle" presentation:user-transformed="true">
          <draw:text-box>
            <text:p text:style-name="P22"><text:span text:style-name="T27">SSL creates a secure connection between a client and a server, over which any amount of data can be sent securely.</text:span></text:p>
            <text:p text:style-name="P22"><text:span text:style-name="T3"/></text:p>
            <text:p text:style-name="P22"><text:span text:style-name="T28">S-HTTP is designed to transmit individual messages securely. Both use asymmetric encryption.</text:span></text:p>
            <text:p text:style-name="P14"><text:span text:style-name="T4"/></text:p>
            <text:list text:style-name="L10">
              <text:list-item>
                <text:p text:style-name="P22"><text:span text:style-name="T3">Allow Web browsers and servers to authenticate each other</text:span></text:p>
              </text:list-item>
              <text:list-item>
                <text:p text:style-name="P22"><text:span text:style-name="T3">Permit Web site owners to control access to particular servers, directories, files</text:span></text:p>
              </text:list-item>
              <text:list-item>
                <text:p text:style-name="P22"><text:span text:style-name="T3">Allow sharing of sensitive information (credit card numbers) only between browser and server</text:span></text:p>
              </text:list-item>
              <text:list-item>
                <text:p text:style-name="P22"><text:span text:style-name="T3">Ensure that data exchange between browser and server is reliable</text:span></text:p>
              </text:list-item>
            </text:list>
            <text:p text:style-name="P14"><text:span text:style-name="T3"/></text:p>
          </draw:text-box>
        </draw:frame>
        <presentation:notes draw:style-name="dp3">
          <draw:custom-shape draw:style-name="gr1" draw:text-style-name="P7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lyt-rededges" style:page-layout-name="PM1" draw:style-name="Mdp1">
      <office:forms form:automatic-focus="false" form:apply-design-mode="false"/>
      <draw:frame presentation:style-name="Mpr1" draw:text-style-name="MP3" draw:layer="backgroundobjects" svg:width="15.511cm" svg:height="3.18cm" svg:x="9.162cm" svg:y="0.759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19.593cm" svg:height="9.603cm" svg:x="4.989cm" svg:y="4.457cm" presentation:class="outline" presentation:placeholder="true">
        <draw:text-box/>
      </draw:frame>
      <draw:frame presentation:style-name="Mpr2" draw:text-style-name="MP4" draw:layer="backgroundobjects" svg:width="5.917cm" svg:height="1.314cm" svg:x="4.445cm" svg:y="15.358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051cm" svg:height="1.314cm" svg:x="10.591cm" svg:y="16.9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5.917cm" svg:height="1.314cm" svg:x="18.937cm" svg:y="16.9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ededges-title" draw:layer="backgroundobjects" svg:width="13.469cm" svg:height="9.524cm" svg:x="2.789cm" svg:y="1.93cm" presentation:class="page"/>
        <draw:frame presentation:style-name="lyt-rededges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4" draw:layer="backgroundobjects" svg:width="8.267cm" svg:height="1.269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8.267cm" svg:height="1.269cm" svg:x="10.78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8.267cm" svg:height="1.269cm" svg:x="0cm" svg:y="24.1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8.267cm" svg:height="1.269cm" svg:x="10.782cm" svg:y="24.1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.</dc:title>
    <meta:initial-creator>Oleg Essine</meta:initial-creator>
    <meta:creation-date>2003-03-06T15:24:48</meta:creation-date>
    <dc:creator>Barnali Goswami</dc:creator>
    <dc:date>2015-01-28T15:44:46.98</dc:date>
    <meta:editing-cycles>35</meta:editing-cycles>
    <meta:editing-duration>PT07H45M04S</meta:editing-duration>
    <meta:generator>OpenOffice.org/3.0$Win32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